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JP1" svg:font-family="'Noto Sans Mono CJK JP'" style:font-adornments="Regular" style:font-family-generic="roman" style:font-pitch="variable"/>
    <style:font-face style:name="Noto Sans Mono CJK JP Regular1" svg:font-family="'Noto Sans Mono CJK JP Regular'" style:font-family-generic="roman" style:font-pitch="variable"/>
    <style:font-face style:name="Noto Sans Mono CJK JP Regular3" svg:font-family="'Noto Sans Mono CJK JP Regular'" style:font-adornments="Regular" style:font-family-generic="roman" style:font-pitch="variable"/>
    <style:font-face style:name="Noto Sans Mono CJK JP3" svg:font-family="'Noto Sans Mono CJK JP'" style:font-family-generic="swiss" style:font-pitch="variable"/>
    <style:font-face style:name="Noto Sans Mono CJK JP2" svg:font-family="'Noto Sans Mono CJK JP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4" svg:font-family="'Noto Sans Mono CJK JP Regular'" style:font-family-generic="system" style:font-pitch="variable"/>
    <style:font-face style:name="Noto Sans Mono CJK JP Regular5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846cm" fo:min-width="5.977cm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.00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0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0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4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6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style:paragraph-properties fo:text-align="center" style:writing-mode="lr-tb"/>
      <style:text-properties style:font-name="Noto Sans Mono CJK JP Regular"/>
    </style:style>
    <style:style style:name="P8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Noto Sans Mono CJK JP Regul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6.096cm" svg:x="2.27cm" svg:y="20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508cm" svg:height="0.381cm" svg:x="8.366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508cm" svg:height="0.381cm" svg:x="9.636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508cm" svg:height="0.381cm" svg:x="10.906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508cm" svg:height="0.381cm" svg:x="12.176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508cm" svg:height="0.381cm" svg:x="8.62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381cm" svg:x="9.89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381cm" svg:x="11.16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381cm" svg:x="12.43cm" svg:y="17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254cm" svg:height="0.254cm" svg:x="16.49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254cm" svg:height="0.254cm" svg:x="14.84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3.446cm" svg:y1="13.065cm" svg:x2="16.494cm" svg:y2="13.065cm" draw:start-shape="id1" draw:start-glue-point="1" draw:end-shape="id2" draw:end-glue-point="6" svg:d="M13446 13065h3048" svg:viewBox="0 0 3049 1">
          <text:p/>
        </draw:connector>
        <draw:connector draw:style-name="gr4" draw:text-style-name="P1" draw:layer="layout" svg:x1="13.7cm" svg:y1="18.145cm" svg:x2="14.843cm" svg:y2="18.145cm" draw:end-shape="id3" draw:end-glue-point="6" svg:d="M13700 18145h1143" svg:viewBox="0 0 1144 1">
          <text:p/>
        </draw:connector>
        <draw:g xml:id="id5" draw:id="id5">
          <draw:custom-shape draw:style-name="gr5" draw:text-style-name="P1" draw:layer="layout" svg:width="0.762cm" svg:height="0.762cm" svg:x="14.589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4.716cm" svg:y1="11.16cm" svg:x2="15.224cm" svg:y2="11.16cm">
            <text:p/>
          </draw:line>
          <draw:line draw:style-name="gr6" draw:text-style-name="P3" draw:layer="layout" svg:x1="14.97cm" svg:y1="10.906cm" svg:x2="14.97cm" svg:y2="11.414cm">
            <text:p/>
          </draw:line>
        </draw:g>
        <draw:custom-shape draw:style-name="gr7" draw:text-style-name="P1" xml:id="id4" draw:id="id4" draw:layer="layout" svg:width="3.81cm" svg:height="1.27cm" svg:x="16.24cm" svg:y="8.62cm">
          <text:p text:style-name="P1">Mod1 Envelop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8.145cm" svg:y1="9.89cm" svg:x2="15.351cm" svg:y2="11.16cm" draw:start-shape="id4" draw:start-glue-point="2" draw:end-shape="id5" draw:end-glue-point="1" svg:d="M18145 9890v1270h-2794" svg:viewBox="0 0 2795 1271">
          <text:p/>
        </draw:connector>
        <draw:connector draw:style-name="gr8" draw:text-style-name="P3" draw:layer="layout" svg:x1="14.589cm" svg:y1="11.16cm" svg:x2="9.89cm" svg:y2="12.43cm" draw:start-shape="id5" draw:start-glue-point="3" draw:end-shape="id6" draw:end-glue-point="0" svg:d="M14589 11160h-4699v1270" svg:viewBox="0 0 4700 1271">
          <text:p/>
        </draw:connector>
        <draw:frame draw:style-name="gr9" draw:text-style-name="P4" draw:layer="layout" svg:width="1.95cm" svg:height="1.191cm" svg:x="19.542cm" svg:y="19.542cm">
          <draw:text-box>
            <text:p><text:span text:style-name="T1">Feedback</text:span></text:p>
            <text:p><text:span text:style-name="T1">(in Osc2)</text:span></text:p>
          </draw:text-box>
        </draw:frame>
        <draw:frame draw:style-name="gr9" draw:text-style-name="P4" draw:layer="layout" svg:width="2.272cm" svg:height="1.191cm" svg:x="16.212cm" svg:y="7.434cm">
          <draw:text-box>
            <text:p><text:span text:style-name="T1">Mod1.Attack</text:span></text:p>
            <text:p><text:span text:style-name="T1">Mod1.Curve</text:span></text:p>
          </draw:text-box>
        </draw:frame>
        <draw:custom-shape draw:style-name="gr10" draw:text-style-name="P1" xml:id="id7" draw:id="id7" draw:layer="layout" svg:width="2.54cm" svg:height="1.27cm" svg:x="7.35cm" svg:y="6.08cm">
          <text:p text:style-name="P1">LFO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0.254cm" svg:height="0.254cm" svg:x="8.49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.62cm" svg:y1="7.35cm" svg:x2="8.62cm" svg:y2="7.858cm" draw:start-shape="id7" draw:start-glue-point="2" draw:end-shape="id8" draw:end-glue-point="4" svg:d="M8620 7350v508" svg:viewBox="0 0 1 509">
          <text:p/>
        </draw:connector>
        <draw:connector draw:style-name="gr11" draw:text-style-name="P3" draw:layer="layout" draw:type="lines" svg:x1="8.62cm" svg:y1="8.112cm" svg:x2="8.62cm" svg:y2="9.001cm" draw:start-shape="id8" draw:start-glue-point="8" draw:end-shape="id9" draw:end-glue-point="7" svg:d="M8620 8112v514-139 514" svg:viewBox="0 0 1 890">
          <text:p/>
        </draw:connector>
        <draw:connector draw:style-name="gr11" draw:text-style-name="P3" draw:layer="layout" draw:type="lines" draw:line-skew="1.645cm -0.248cm" svg:x1="8.71cm" svg:y1="8.075cm" svg:x2="11.16cm" svg:y2="9.001cm" draw:start-shape="id8" draw:start-glue-point="9" draw:end-shape="id10" draw:end-glue-point="7" svg:d="M8710 8075h2196l254 164v762" svg:viewBox="0 0 2451 927">
          <text:p/>
        </draw:connector>
        <draw:connector draw:style-name="gr11" draw:text-style-name="P3" draw:layer="layout" draw:type="lines" draw:line-skew="2.788cm -0.121cm" svg:x1="8.747cm" svg:y1="7.985cm" svg:x2="12.43cm" svg:y2="9.001cm" draw:start-shape="id8" draw:start-glue-point="10" draw:end-shape="id11" draw:end-glue-point="7" svg:d="M8747 7985h3302l381 381v635" svg:viewBox="0 0 3684 1017">
          <text:p/>
        </draw:connector>
        <draw:custom-shape draw:style-name="gr12" draw:text-style-name="P1" xml:id="id9" draw:id="id9" draw:layer="layout" svg:width="0.762cm" svg:height="0.762cm" draw:transform="rotate (-3.14159265358979) translate (9.001cm 9.7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10" draw:id="id10" draw:layer="layout" svg:width="0.762cm" svg:height="0.762cm" draw:transform="rotate (-3.14159265358979) translate (11.541cm 9.7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11" draw:id="id11" draw:layer="layout" svg:width="0.762cm" svg:height="0.762cm" draw:transform="rotate (-3.14159265358979) translate (12.811cm 9.7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3" draw:layer="layout" svg:x1="8.62cm" svg:y1="9.763cm" svg:x2="8.62cm" svg:y2="10.779cm" draw:start-shape="id9" draw:start-glue-point="4" draw:end-shape="id12" draw:end-glue-point="0" svg:d="M8620 9763v1016" svg:viewBox="0 0 1 1017">
          <text:p/>
        </draw:connector>
        <draw:connector draw:style-name="gr8" draw:text-style-name="P3" draw:layer="layout" svg:x1="11.16cm" svg:y1="9.763cm" svg:x2="11.16cm" svg:y2="12.43cm" draw:start-shape="id10" draw:start-glue-point="4" draw:end-shape="id13" draw:end-glue-point="0" svg:d="M11160 9763v2667" svg:viewBox="0 0 1 2668">
          <text:p/>
        </draw:connector>
        <draw:connector draw:style-name="gr8" draw:text-style-name="P3" draw:layer="layout" svg:x1="12.43cm" svg:y1="9.763cm" svg:x2="12.43cm" svg:y2="12.43cm" draw:start-shape="id11" draw:start-glue-point="4" draw:end-shape="id14" draw:end-glue-point="0" svg:d="M12430 9763v2667" svg:viewBox="0 0 1 2668">
          <text:p/>
        </draw:connector>
        <draw:frame draw:style-name="gr9" draw:text-style-name="P4" draw:layer="layout" svg:width="1.806cm" svg:height="0.721cm" svg:x="6.814cm" svg:y="8.28cm">
          <draw:text-box>
            <text:p><text:span text:style-name="T1">&gt;Pitch1</text:span></text:p>
          </draw:text-box>
        </draw:frame>
        <draw:frame draw:style-name="gr9" draw:text-style-name="P4" draw:layer="layout" svg:width="1.806cm" svg:height="0.721cm" svg:x="9.481cm" svg:y="8.28cm">
          <draw:text-box>
            <text:p><text:span text:style-name="T1">&gt;Slope1</text:span></text:p>
          </draw:text-box>
        </draw:frame>
        <draw:frame draw:style-name="gr9" draw:text-style-name="P4" draw:layer="layout" svg:width="1.806cm" svg:height="0.721cm" svg:x="12.557cm" svg:y="8.28cm">
          <draw:text-box>
            <text:p><text:span text:style-name="T1">&gt;PW1</text:span></text:p>
          </draw:text-box>
        </draw:frame>
        <draw:connector draw:style-name="gr8" draw:text-style-name="P3" draw:layer="layout" svg:x1="14.97cm" svg:y1="15.478cm" svg:x2="14.97cm" svg:y2="11.541cm" draw:start-shape="id15" draw:start-glue-point="4" draw:end-shape="id5" draw:end-glue-point="2" svg:d="M14970 15478v-3937" svg:viewBox="0 0 1 3938">
          <text:p/>
        </draw:connector>
        <draw:custom-shape draw:style-name="gr10" draw:text-style-name="P1" xml:id="id19" draw:id="id19" draw:layer="layout" svg:width="2.54cm" svg:height="1.27cm" svg:x="18.145cm" svg:y="17.51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layout" svg:width="3.81cm" svg:height="1.27cm" svg:x="22.59cm" svg:y="12.43cm">
          <text:p text:style-name="P1">Filter Envelope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0.254cm" svg:height="0.254cm" svg:x="21.193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2.59cm" svg:y1="13.065cm" svg:x2="21.447cm" svg:y2="13.065cm" draw:start-shape="id16" draw:start-glue-point="3" draw:end-shape="id17" draw:end-glue-point="10" svg:d="M22590 13065h-1143" svg:viewBox="0 0 1144 1">
          <text:p/>
        </draw:connector>
        <draw:g xml:id="id18" draw:id="id18">
          <draw:custom-shape draw:style-name="gr5" draw:text-style-name="P1" draw:layer="layout" svg:width="0.762cm" svg:height="0.762cm" svg:x="19.034cm" svg:y="14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9.161cm" svg:y1="15.224cm" svg:x2="19.669cm" svg:y2="15.224cm">
            <text:p/>
          </draw:line>
          <draw:line draw:style-name="gr6" draw:text-style-name="P3" draw:layer="layout" svg:x1="19.415cm" svg:y1="14.97cm" svg:x2="19.415cm" svg:y2="15.478cm">
            <text:p/>
          </draw:line>
        </draw:g>
        <draw:line draw:style-name="gr8" draw:text-style-name="P3" draw:layer="layout" svg:x1="17.51cm" svg:y1="13.065cm" svg:x2="19.161cm" svg:y2="14.97cm">
          <text:p/>
        </draw:line>
        <draw:line draw:style-name="gr8" draw:text-style-name="P3" draw:layer="layout" svg:x1="21.32cm" svg:y1="13.065cm" svg:x2="19.669cm" svg:y2="14.97cm">
          <text:p/>
        </draw:line>
        <draw:line draw:style-name="gr8" draw:text-style-name="P3" draw:layer="layout" svg:x1="19.415cm" svg:y1="11.795cm" svg:x2="19.415cm" svg:y2="14.843cm">
          <text:p/>
        </draw:line>
        <draw:frame draw:style-name="gr13" draw:text-style-name="P6" draw:layer="layout" svg:width="2.14cm" svg:height="0.878cm" svg:x="18.399cm" svg:y="10.906cm">
          <draw:text-box>
            <text:p text:style-name="P5"><text:span text:style-name="T2">From 🐴</text:span></text:p>
          </draw:text-box>
        </draw:frame>
        <draw:connector draw:style-name="gr8" draw:text-style-name="P3" draw:layer="layout" svg:x1="19.415cm" svg:y1="15.605cm" svg:x2="19.415cm" svg:y2="17.51cm" draw:start-shape="id18" draw:start-glue-point="2" draw:end-shape="id19" draw:end-glue-point="0" svg:d="M19415 15605v1905" svg:viewBox="0 0 1 1906">
          <text:p/>
        </draw:connector>
        <draw:g xml:id="id20" draw:id="id20">
          <draw:custom-shape draw:style-name="gr5" draw:text-style-name="P1" draw:layer="layout" svg:width="0.762cm" svg:height="0.762cm" svg:x="16.24cm" svg:y="1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6.367cm" svg:y1="18.145cm" svg:x2="16.875cm" svg:y2="18.145cm">
            <text:p/>
          </draw:line>
          <draw:line draw:style-name="gr6" draw:text-style-name="P3" draw:layer="layout" svg:x1="16.621cm" svg:y1="17.891cm" svg:x2="16.621cm" svg:y2="18.399cm">
            <text:p/>
          </draw:line>
        </draw:g>
        <draw:connector draw:style-name="gr8" draw:text-style-name="P3" draw:layer="layout" svg:x1="15.097cm" svg:y1="18.145cm" svg:x2="16.24cm" svg:y2="18.145cm" draw:start-shape="id3" draw:start-glue-point="10" draw:end-shape="id20" draw:end-glue-point="3" svg:d="M15097 18145h1143" svg:viewBox="0 0 1144 1">
          <text:p/>
        </draw:connector>
        <draw:connector draw:style-name="gr8" draw:text-style-name="P3" draw:layer="layout" svg:x1="17.002cm" svg:y1="18.145cm" svg:x2="18.145cm" svg:y2="18.145cm" draw:start-shape="id20" draw:start-glue-point="1" draw:end-shape="id19" draw:end-glue-point="3" svg:d="M17002 18145h1143" svg:viewBox="0 0 1144 1">
          <text:p/>
        </draw:connector>
        <draw:connector draw:style-name="gr8" draw:text-style-name="P3" draw:layer="layout" draw:type="lines" svg:x1="16.621cm" svg:y1="13.192cm" svg:x2="16.621cm" svg:y2="17.764cm" draw:start-shape="id2" draw:start-glue-point="8" draw:end-shape="id20" draw:end-glue-point="0" svg:d="M16621 13192v514 3545 513" svg:viewBox="0 0 1 4573">
          <text:p/>
        </draw:connector>
        <draw:custom-shape draw:style-name="gr12" draw:text-style-name="P1" draw:layer="layout" svg:width="0.762cm" svg:height="0.762cm" draw:transform="rotate (-3.14159265358979) translate (19.796cm 13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draw:transform="rotate (-2.35619449019235) translate (18.78cm 13.9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62cm" svg:height="0.762cm" draw:transform="rotate (2.35619449019234) translate (20.589cm 14.4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4" draw:layer="layout" svg:width="1.806cm" svg:height="0.721cm" svg:x="20.558cm" svg:y="13.995cm">
          <draw:text-box>
            <text:p><text:span text:style-name="T1">Env&gt;Cut</text:span></text:p>
          </draw:text-box>
        </draw:frame>
        <draw:frame draw:style-name="gr14" draw:text-style-name="P4" draw:layer="layout" svg:width="1.806cm" svg:height="1.191cm" svg:x="16.974cm" svg:y="14.033cm">
          <draw:text-box>
            <text:p><text:span text:style-name="T1">Filter.</text:span></text:p>
            <text:p><text:span text:style-name="T1">+OscMix</text:span></text:p>
          </draw:text-box>
        </draw:frame>
        <draw:frame draw:style-name="gr9" draw:text-style-name="P4" draw:layer="layout" svg:width="1.806cm" svg:height="0.721cm" svg:x="19.415cm" svg:y="12.176cm">
          <draw:text-box>
            <text:p><text:span text:style-name="T1">LFO.&gt;Cut</text:span></text:p>
          </draw:text-box>
        </draw:frame>
        <draw:frame draw:style-name="gr14" draw:text-style-name="P4" draw:layer="layout" svg:width="2.272cm" svg:height="0.721cm" svg:x="15.421cm" svg:y="18.583cm">
          <draw:text-box>
            <text:p><text:span text:style-name="T1">Misc.OscMix</text:span></text:p>
          </draw:text-box>
        </draw:frame>
        <draw:custom-shape draw:style-name="gr12" draw:text-style-name="P1" xml:id="id15" draw:id="id15" draw:layer="layout" svg:width="0.762cm" svg:height="0.762cm" svg:x="14.589cm" svg:y="15.4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4" draw:layer="layout" svg:width="1.806cm" svg:height="0.721cm" svg:x="13.065cm" svg:y="15.519cm">
          <draw:text-box>
            <text:p><text:span text:style-name="T1">Osc2.PM</text:span></text:p>
          </draw:text-box>
        </draw:frame>
        <draw:connector draw:style-name="gr4" draw:text-style-name="P1" draw:layer="layout" svg:x1="14.97cm" svg:y1="18.018cm" svg:x2="14.97cm" svg:y2="16.24cm" draw:start-shape="id3" draw:start-glue-point="4" draw:end-shape="id15" draw:end-glue-point="7" svg:d="M14970 18018v-1778" svg:viewBox="0 0 1 1779">
          <text:p/>
        </draw:connector>
        <draw:frame draw:style-name="gr13" draw:text-style-name="P6" draw:layer="layout" svg:width="1.717cm" svg:height="0.878cm" svg:x="22.59cm" svg:y="9.382cm">
          <draw:text-box>
            <text:p text:style-name="P5"><text:span text:style-name="T2">To 🐳</text:span></text:p>
          </draw:text-box>
        </draw:frame>
        <draw:frame draw:style-name="gr9" draw:text-style-name="P4" draw:layer="layout" svg:width="3.237cm" svg:height="0.721cm" svg:x="21.766cm" svg:y="10.947cm">
          <draw:text-box>
            <text:p><text:span text:style-name="T1">FilterEnv.&gt;Octave</text:span></text:p>
          </draw:text-box>
        </draw:frame>
        <draw:custom-shape draw:style-name="gr12" draw:text-style-name="P1" xml:id="id21" draw:id="id21" draw:layer="layout" svg:width="0.762cm" svg:height="0.762cm" draw:transform="rotate (1.5707963267949) translate (22.209cm 15.6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3" draw:layer="layout" svg:x1="22.209cm" svg:y1="15.224cm" svg:x2="19.796cm" svg:y2="15.224cm" draw:start-shape="id21" draw:start-glue-point="4" draw:end-shape="id18" draw:end-glue-point="1" svg:d="M22209 15224h-2413" svg:viewBox="0 0 2414 1">
          <text:p/>
        </draw:connector>
        <draw:line draw:style-name="gr6" draw:text-style-name="P3" draw:layer="layout" svg:x1="24.749cm" svg:y1="15.224cm" svg:x2="22.971cm" svg:y2="15.224cm">
          <text:p/>
        </draw:line>
        <draw:frame draw:style-name="gr13" draw:text-style-name="P6" draw:layer="layout" svg:width="1.137cm" svg:height="0.878cm" svg:x="24.755cm" svg:y="14.727cm">
          <draw:text-box>
            <text:p text:style-name="P5"><text:span text:style-name="T2">Key</text:span></text:p>
          </draw:text-box>
        </draw:frame>
        <draw:frame draw:style-name="gr9" draw:text-style-name="P4" draw:layer="layout" svg:width="1.806cm" svg:height="0.721cm" svg:x="21.907cm" svg:y="15.62cm">
          <draw:text-box>
            <text:p><text:span text:style-name="T1">Key&gt;Cut</text:span></text:p>
          </draw:text-box>
        </draw:frame>
        <draw:custom-shape draw:style-name="gr10" draw:text-style-name="P1" xml:id="id25" draw:id="id25" draw:layer="layout" svg:width="2.54cm" svg:height="1.27cm" svg:x="29.575cm" svg:y="14.335cm">
          <text:p text:style-name="P1">Shifter2</text:p>
          <draw:enhanced-geometry svg:viewBox="0 0 21600 21600" draw:type="rectangle" draw:enhanced-path="M 0 0 L 21600 0 21600 21600 0 21600 0 0 Z N"/>
        </draw:custom-shape>
        <draw:custom-shape draw:style-name="gr10" draw:text-style-name="P1" xml:id="id24" draw:id="id24" draw:layer="layout" svg:width="2.54cm" svg:height="1.27cm" svg:x="29.575cm" svg:y="17.51cm">
          <text:p text:style-name="P1">Shifter1</text:p>
          <draw:enhanced-geometry svg:viewBox="0 0 21600 21600" draw:type="rectangle" draw:enhanced-path="M 0 0 L 21600 0 21600 21600 0 21600 0 0 Z N"/>
        </draw:custom-shape>
        <draw:custom-shape draw:style-name="gr7" draw:text-style-name="P1" xml:id="id28" draw:id="id28" draw:layer="layout" svg:width="3.81cm" svg:height="1.27cm" svg:x="24.495cm" svg:y="23.098cm">
          <text:p text:style-name="P1">Mod2 Envelope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6.621cm" svg:y1="13.065cm" svg:x2="17.51cm" svg:y2="13.065cm">
          <text:p/>
        </draw:line>
        <draw:custom-shape draw:style-name="gr12" draw:text-style-name="P1" xml:id="id35" draw:id="id35" draw:layer="layout" svg:width="0.762cm" svg:height="0.762cm" svg:x="20.939cm" svg:y="10.9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3" draw:id="id23" draw:layer="layout" svg:width="0.254cm" svg:height="0.254cm" svg:x="27.54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21.955cm" svg:y1="18.145cm" svg:x2="27.543cm" svg:y2="18.145cm" draw:start-shape="id22" draw:start-glue-point="10" draw:end-shape="id23" draw:end-glue-point="6" svg:d="M21955 18145h5588" svg:viewBox="0 0 5589 1">
          <text:p/>
        </draw:connector>
        <draw:connector draw:style-name="gr8" draw:text-style-name="P3" draw:layer="layout" svg:x1="27.797cm" svg:y1="18.145cm" svg:x2="29.575cm" svg:y2="18.145cm" draw:start-shape="id23" draw:start-glue-point="10" draw:end-shape="id24" draw:end-glue-point="3" svg:d="M27797 18145h1778" svg:viewBox="0 0 1779 1">
          <text:p/>
        </draw:connector>
        <draw:connector draw:style-name="gr8" draw:text-style-name="P3" draw:layer="layout" svg:x1="27.67cm" svg:y1="18.018cm" svg:x2="29.575cm" svg:y2="14.97cm" draw:start-shape="id23" draw:start-glue-point="4" draw:end-shape="id25" draw:end-glue-point="3" svg:d="M27670 18018v-3048h1905" svg:viewBox="0 0 1906 3049">
          <text:p/>
        </draw:connector>
        <draw:custom-shape draw:style-name="gr3" draw:text-style-name="P2" xml:id="id22" draw:id="id22" draw:layer="layout" svg:width="0.254cm" svg:height="0.254cm" svg:x="21.701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.685cm" svg:y1="18.145cm" svg:x2="21.701cm" svg:y2="18.145cm" draw:end-shape="id22" draw:end-glue-point="6" svg:d="M20685 18145h1016" svg:viewBox="0 0 1017 1">
          <text:p/>
        </draw:connector>
        <draw:connector draw:style-name="gr4" draw:text-style-name="P1" draw:layer="layout" svg:x1="21.828cm" svg:y1="18.272cm" svg:x2="21.828cm" svg:y2="19.669cm" draw:start-shape="id22" draw:start-glue-point="8" draw:end-shape="id26" draw:end-glue-point="7" svg:d="M21828 18272v1397" svg:viewBox="0 0 1 1398">
          <text:p/>
        </draw:connector>
        <draw:custom-shape draw:style-name="gr12" draw:text-style-name="P1" xml:id="id26" draw:id="id26" draw:layer="layout" svg:width="0.762cm" svg:height="0.762cm" draw:transform="rotate (-3.14159265358979) translate (22.209cm 20.4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9" draw:id="id29" draw:layer="layout" svg:width="0.254cm" svg:height="0.254cm" svg:x="26.273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29.321cm" svg:y1="20.05cm" svg:x2="30.845cm" svg:y2="18.78cm" draw:start-shape="id27" draw:start-glue-point="4" draw:end-shape="id24" draw:end-glue-point="2" svg:d="M29321 20050h1524v-1270" svg:viewBox="0 0 1525 1271">
          <text:p/>
        </draw:connector>
        <draw:custom-shape draw:style-name="gr3" draw:text-style-name="P2" xml:id="id31" draw:id="id31" draw:layer="layout" svg:width="0.254cm" svg:height="0.254cm" svg:x="26.273cm" svg:y="19.9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26.4cm" svg:y1="23.098cm" svg:x2="26.4cm" svg:y2="22.082cm" draw:start-shape="id28" draw:start-glue-point="0" draw:end-shape="id29" draw:end-glue-point="8" svg:d="M26400 23098v-1016" svg:viewBox="0 0 1 1017">
          <text:p/>
        </draw:connector>
        <draw:frame draw:style-name="gr13" draw:text-style-name="P6" draw:layer="layout" svg:width="1.717cm" svg:height="0.878cm" svg:x="32.369cm" svg:y="21.447cm">
          <draw:text-box>
            <text:p><text:span text:style-name="T2">To 🐤</text:span></text:p>
          </draw:text-box>
        </draw:frame>
        <draw:frame draw:style-name="gr13" draw:text-style-name="P6" draw:layer="layout" svg:width="1.717cm" svg:height="0.878cm" svg:x="32.369cm" svg:y="22.728cm">
          <draw:text-box>
            <text:p><text:span text:style-name="T2">To 🐽</text:span></text:p>
          </draw:text-box>
        </draw:frame>
        <draw:custom-shape draw:style-name="gr12" draw:text-style-name="P1" xml:id="id27" draw:id="id27" draw:layer="layout" svg:width="0.762cm" svg:height="0.762cm" draw:transform="rotate (-1.5707963267949) translate (29.321cm 19.6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30" draw:id="id30" draw:layer="layout" svg:width="0.762cm" svg:height="0.762cm" draw:transform="rotate (1.5707963267949) translate (23.86cm 20.4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3" draw:layer="layout" svg:x1="23.86cm" svg:y1="20.05cm" svg:x2="22.019cm" svg:y2="20.05cm" draw:start-shape="id30" draw:start-glue-point="4" draw:end-shape="id26" draw:end-glue-point="5" svg:d="M23860 20050h-1841" svg:viewBox="0 0 1842 1">
          <text:p/>
        </draw:connector>
        <draw:frame draw:style-name="gr9" draw:text-style-name="P4" draw:layer="layout" svg:width="2.754cm" svg:height="0.721cm" svg:x="23.011cm" svg:y="18.948cm">
          <draw:text-box>
            <text:p><text:span text:style-name="T1">Mod2.&gt;Feedback</text:span></text:p>
          </draw:text-box>
        </draw:frame>
        <draw:connector draw:style-name="gr4" draw:text-style-name="P1" draw:layer="layout" svg:x1="26.273cm" svg:y1="20.05cm" svg:x2="24.622cm" svg:y2="20.05cm" draw:start-shape="id31" draw:start-glue-point="6" draw:end-shape="id30" draw:end-glue-point="7" svg:d="M26273 20050h-1651" svg:viewBox="0 0 1652 1">
          <text:p/>
        </draw:connector>
        <draw:connector draw:style-name="gr4" draw:text-style-name="P1" draw:layer="layout" svg:x1="26.527cm" svg:y1="20.05cm" svg:x2="28.559cm" svg:y2="20.05cm" draw:start-shape="id31" draw:start-glue-point="10" draw:end-shape="id27" draw:end-glue-point="7" svg:d="M26527 20050h2032" svg:viewBox="0 0 2033 1">
          <text:p/>
        </draw:connector>
        <draw:connector draw:style-name="gr4" draw:text-style-name="P1" draw:layer="layout" svg:x1="26.4cm" svg:y1="21.828cm" svg:x2="26.4cm" svg:y2="20.177cm" draw:start-shape="id29" draw:start-glue-point="4" draw:end-shape="id31" draw:end-glue-point="8" svg:d="M26400 21828v-1651" svg:viewBox="0 0 1 1652">
          <text:p/>
        </draw:connector>
        <draw:custom-shape draw:style-name="gr12" draw:text-style-name="P1" xml:id="id33" draw:id="id33" draw:layer="layout" svg:width="0.762cm" svg:height="0.762cm" draw:transform="rotate (-1.5707963267949) translate (31.099cm 21.5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34" draw:id="id34" draw:layer="layout" svg:width="0.762cm" svg:height="0.762cm" draw:transform="rotate (-1.5707963267949) translate (31.099cm 22.8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3" draw:layer="layout" svg:x1="31.099cm" svg:y1="23.225cm" svg:x2="32.369cm" svg:y2="23.225cm">
          <text:p/>
        </draw:line>
        <draw:line draw:style-name="gr8" draw:text-style-name="P3" draw:layer="layout" svg:x1="31.099cm" svg:y1="21.955cm" svg:x2="32.369cm" svg:y2="21.955cm">
          <text:p/>
        </draw:line>
        <draw:custom-shape draw:style-name="gr3" draw:text-style-name="P2" xml:id="id32" draw:id="id32" draw:layer="layout" svg:width="0.254cm" svg:height="0.254cm" svg:x="28.813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6.527cm" svg:y1="21.955cm" svg:x2="28.813cm" svg:y2="21.955cm" draw:start-shape="id29" draw:start-glue-point="10" draw:end-shape="id32" draw:end-glue-point="6" svg:d="M26527 21955h2286" svg:viewBox="0 0 2287 1">
          <text:p/>
        </draw:connector>
        <draw:connector draw:style-name="gr4" draw:text-style-name="P1" draw:layer="layout" svg:x1="29.067cm" svg:y1="21.955cm" svg:x2="30.337cm" svg:y2="21.955cm" draw:start-shape="id32" draw:start-glue-point="10" draw:end-shape="id33" draw:end-glue-point="7" svg:d="M29067 21955h1270" svg:viewBox="0 0 1271 1">
          <text:p/>
        </draw:connector>
        <draw:connector draw:style-name="gr4" draw:text-style-name="P1" draw:layer="layout" svg:x1="28.94cm" svg:y1="22.082cm" svg:x2="30.337cm" svg:y2="23.225cm" draw:start-shape="id32" draw:start-glue-point="8" draw:end-shape="id34" draw:end-glue-point="7" svg:d="M28940 22082v1143h1397" svg:viewBox="0 0 1398 1144">
          <text:p/>
        </draw:connector>
        <draw:frame draw:style-name="gr9" draw:text-style-name="P4" draw:layer="layout" svg:width="2.754cm" svg:height="0.721cm" svg:x="27.416cm" svg:y="18.948cm">
          <draw:text-box>
            <text:p><text:span text:style-name="T1">Mod2.&gt;Shifter1</text:span></text:p>
          </draw:text-box>
        </draw:frame>
        <draw:frame draw:style-name="gr9" draw:text-style-name="P4" draw:layer="layout" svg:width="2.432cm" svg:height="0.721cm" svg:x="29.194cm" svg:y="20.853cm">
          <draw:text-box>
            <text:p><text:span text:style-name="T1">Mod2.&gt;Slope2</text:span></text:p>
          </draw:text-box>
        </draw:frame>
        <draw:frame draw:style-name="gr9" draw:text-style-name="P4" draw:layer="layout" svg:width="1.95cm" svg:height="0.721cm" svg:x="29.321cm" svg:y="23.606cm">
          <draw:text-box>
            <text:p><text:span text:style-name="T1">Mod2.&gt;LFO</text:span></text:p>
          </draw:text-box>
        </draw:frame>
        <draw:line draw:style-name="gr8" draw:text-style-name="P3" draw:layer="layout" svg:x1="21.828cm" svg:y1="20.431cm" svg:x2="21.828cm" svg:y2="21.701cm">
          <text:p/>
        </draw:line>
        <draw:frame draw:style-name="gr13" draw:text-style-name="P6" draw:layer="layout" svg:width="1.717cm" svg:height="0.878cm" svg:x="21cm" svg:y="21.839cm">
          <draw:text-box>
            <text:p><text:span text:style-name="T2">To 🐸</text:span></text:p>
          </draw:text-box>
        </draw:frame>
        <draw:line draw:style-name="gr8" draw:text-style-name="P3" draw:layer="layout" svg:x1="21.32cm" svg:y1="9.89cm" svg:x2="22.59cm" svg:y2="9.89cm">
          <text:p/>
        </draw:line>
        <draw:line draw:style-name="gr6" draw:text-style-name="P3" draw:layer="layout" svg:x1="21.32cm" svg:y1="10.906cm" svg:x2="21.32cm" svg:y2="9.89cm">
          <text:p/>
        </draw:line>
        <draw:connector draw:style-name="gr4" draw:text-style-name="P1" draw:layer="layout" svg:x1="21.32cm" svg:y1="12.938cm" svg:x2="21.32cm" svg:y2="11.668cm" draw:start-shape="id17" draw:start-glue-point="4" draw:end-shape="id35" draw:end-glue-point="7" svg:d="M21320 12938v-1270" svg:viewBox="0 0 1 1271">
          <text:p/>
        </draw:connector>
        <draw:frame draw:style-name="gr13" draw:text-style-name="P6" draw:layer="layout" svg:width="2.14cm" svg:height="0.878cm" svg:x="13.827cm" svg:y="6.091cm">
          <draw:text-box>
            <text:p text:style-name="P5"><text:span text:style-name="T2">From 🐸</text:span></text:p>
          </draw:text-box>
        </draw:frame>
        <draw:line draw:style-name="gr8" draw:text-style-name="P3" draw:layer="layout" svg:x1="14.97cm" svg:y1="7.096cm" svg:x2="14.97cm" svg:y2="10.779cm">
          <text:p/>
        </draw:line>
        <draw:g xml:id="id12" draw:id="id12">
          <draw:custom-shape draw:style-name="gr5" draw:text-style-name="P1" draw:layer="layout" svg:width="0.762cm" svg:height="0.762cm" svg:x="8.239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8.366cm" svg:y1="11.16cm" svg:x2="8.874cm" svg:y2="11.16cm">
            <text:p/>
          </draw:line>
          <draw:line draw:style-name="gr6" draw:text-style-name="P3" draw:layer="layout" svg:x1="8.62cm" svg:y1="10.906cm" svg:x2="8.62cm" svg:y2="11.414cm">
            <text:p/>
          </draw:line>
        </draw:g>
        <draw:connector draw:style-name="gr8" draw:text-style-name="P3" draw:layer="layout" svg:x1="8.62cm" svg:y1="11.541cm" svg:x2="8.62cm" svg:y2="12.43cm" draw:start-shape="id12" draw:start-glue-point="2" draw:end-shape="id36" draw:end-glue-point="0" svg:d="M8620 11541v889" svg:viewBox="0 0 1 890">
          <text:p/>
        </draw:connector>
        <draw:frame draw:style-name="gr13" draw:text-style-name="P6" draw:layer="layout" svg:width="2.14cm" svg:height="0.878cm" svg:x="3.305cm" svg:y="10.652cm">
          <draw:text-box>
            <text:p text:style-name="P5"><text:span text:style-name="T2">From 🐳</text:span></text:p>
          </draw:text-box>
        </draw:frame>
        <draw:custom-shape draw:style-name="gr3" draw:text-style-name="P2" xml:id="id37" draw:id="id37" draw:layer="layout" svg:width="0.254cm" svg:height="0.254cm" svg:x="6.588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6.842cm" svg:y1="11.16cm" svg:x2="8.239cm" svg:y2="11.16cm" draw:start-shape="id37" draw:start-glue-point="10" draw:end-shape="id12" draw:end-glue-point="3" svg:d="M6842 11160h1397" svg:viewBox="0 0 1398 1">
          <text:p/>
        </draw:connector>
        <draw:line draw:style-name="gr6" draw:text-style-name="P3" draw:layer="layout" svg:x1="5.445cm" svg:y1="11.16cm" svg:x2="6.588cm" svg:y2="11.16cm">
          <text:p/>
        </draw:line>
        <draw:connector draw:style-name="gr8" draw:text-style-name="P3" draw:layer="layout" draw:line-skew="1.841cm" svg:x1="6.715cm" svg:y1="11.287cm" svg:x2="8.874cm" svg:y2="17.51cm" draw:start-shape="id37" draw:start-glue-point="8" draw:end-shape="id38" draw:end-glue-point="0" svg:d="M6715 11287v4953h2159v1270" svg:viewBox="0 0 2160 6224">
          <text:p/>
        </draw:connector>
        <draw:frame draw:style-name="gr13" draw:text-style-name="P6" draw:layer="layout" svg:width="2.14cm" svg:height="0.878cm" svg:x="10.271cm" svg:y="14.843cm">
          <draw:text-box>
            <text:p text:style-name="P5"><text:span text:style-name="T2">From 🐤</text:span></text:p>
          </draw:text-box>
        </draw:frame>
        <draw:line draw:style-name="gr8" draw:text-style-name="P3" draw:layer="layout" svg:x1="11.414cm" svg:y1="15.732cm" svg:x2="11.414cm" svg:y2="17.51cm">
          <text:p/>
        </draw:line>
        <draw:frame draw:style-name="gr13" draw:text-style-name="P6" draw:layer="layout" svg:width="2.14cm" svg:height="0.878cm" svg:x="7.496cm" svg:y="4.048cm">
          <draw:text-box>
            <text:p><text:span text:style-name="T2">From 🐽</text:span></text:p>
          </draw:text-box>
        </draw:frame>
        <draw:line draw:style-name="gr8" draw:text-style-name="P3" draw:layer="layout" svg:x1="8.62cm" svg:y1="4.937cm" svg:x2="8.62cm" svg:y2="6.08cm">
          <text:p/>
        </draw:line>
        <draw:frame draw:style-name="gr9" draw:text-style-name="P4" draw:layer="layout" svg:width="1.95cm" svg:height="0.721cm" svg:x="8.719cm" svg:y="5.359cm">
          <draw:text-box>
            <text:p><text:span text:style-name="T1">frequency</text:span></text:p>
          </draw:text-box>
        </draw:frame>
        <draw:line draw:style-name="gr8" draw:text-style-name="P3" draw:layer="layout" svg:x1="8.62cm" svg:y1="7.985cm" svg:x2="6.08cm" svg:y2="7.985cm">
          <text:p/>
        </draw:line>
        <draw:frame draw:style-name="gr13" draw:text-style-name="P6" draw:layer="layout" svg:width="1.717cm" svg:height="0.878cm" svg:x="4.302cm" svg:y="7.488cm">
          <draw:text-box>
            <text:p text:style-name="P5"><text:span text:style-name="T2">To 🐴</text:span></text:p>
          </draw:text-box>
        </draw:frame>
        <draw:custom-shape draw:style-name="gr15" draw:text-style-name="P7" draw:layer="layout" svg:width="5.08cm" svg:height="1.27cm" svg:x="8.62cm" svg:y="17.51cm">
          <text:p text:style-name="P7"><text:span text:style-name="T3">Osc2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" draw:id="id1" draw:layer="layout" svg:width="5.08cm" svg:height="1.27cm" svg:x="8.366cm" svg:y="12.43cm">
          <text:p text:style-name="P7"><text:span text:style-name="T3">Osc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381cm" svg:x="3.032cm" svg:y="23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381cm" svg:x="4.302cm" svg:y="23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381cm" svg:x="5.572cm" svg:y="23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381cm" svg:x="6.842cm" svg:y="23.86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286cm" svg:y1="22.844cm" svg:x2="3.286cm" svg:y2="23.86cm">
          <text:p/>
        </draw:line>
        <draw:line draw:style-name="gr8" draw:text-style-name="P3" draw:layer="layout" svg:x1="4.556cm" svg:y1="22.209cm" svg:x2="4.556cm" svg:y2="23.86cm">
          <text:p/>
        </draw:line>
        <draw:line draw:style-name="gr8" draw:text-style-name="P3" draw:layer="layout" svg:x1="5.826cm" svg:y1="21.701cm" svg:x2="5.826cm" svg:y2="23.86cm">
          <text:p/>
        </draw:line>
        <draw:line draw:style-name="gr8" draw:text-style-name="P3" draw:layer="layout" svg:x1="7.096cm" svg:y1="21.193cm" svg:x2="7.096cm" svg:y2="23.86cm">
          <text:p/>
        </draw:line>
        <draw:frame draw:style-name="gr9" draw:text-style-name="P4" draw:layer="layout" svg:width="1.95cm" svg:height="0.721cm" svg:x="2.397cm" svg:y="22.123cm">
          <draw:text-box>
            <text:p><text:span text:style-name="T1">Frequency</text:span></text:p>
          </draw:text-box>
        </draw:frame>
        <draw:frame draw:style-name="gr16" draw:text-style-name="P4" draw:layer="layout" svg:width="1.306cm" svg:height="0.721cm" svg:x="3.885cm" svg:y="21.574cm">
          <draw:text-box>
            <text:p><text:span text:style-name="T1">Phase</text:span></text:p>
          </draw:text-box>
        </draw:frame>
        <draw:frame draw:style-name="gr16" draw:text-style-name="P4" draw:layer="layout" svg:width="1.306cm" svg:height="0.721cm" svg:x="5.155cm" svg:y="21.066cm">
          <draw:text-box>
            <text:p><text:span text:style-name="T1">Slope</text:span></text:p>
          </draw:text-box>
        </draw:frame>
        <draw:frame draw:style-name="gr17" draw:text-style-name="P4" draw:layer="layout" svg:width="0.824cm" svg:height="0.721cm" svg:x="6.653cm" svg:y="20.558cm">
          <draw:text-box>
            <text:p><text:span text:style-name="T1">PW</text:span></text:p>
          </draw:text-box>
        </draw:frame>
        <draw:custom-shape draw:style-name="gr15" draw:text-style-name="P7" draw:layer="layout" svg:width="5.08cm" svg:height="1.27cm" svg:x="3.032cm" svg:y="23.86cm">
          <text:p text:style-name="P7"><text:span text:style-name="T3">Oscillator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806cm" svg:height="0.721cm" svg:x="11.513cm" svg:y="16.789cm">
          <draw:text-box>
            <text:p><text:span text:style-name="T1">Slope</text:span></text:p>
          </draw:text-box>
        </draw:frame>
        <draw:frame draw:style-name="gr9" draw:text-style-name="P4" draw:layer="layout" svg:width="1.95cm" svg:height="0.721cm" svg:x="6.797cm" svg:y="16.748cm">
          <draw:text-box>
            <text:p><text:span text:style-name="T1">Frequency</text:span></text:p>
          </draw:text-box>
        </draw:frame>
        <draw:custom-shape draw:style-name="gr10" draw:text-style-name="P1" xml:id="id39" draw:id="id39" draw:layer="layout" svg:width="2.54cm" svg:height="1.27cm" svg:x="1.127cm" svg:y="8.874cm">
          <text:p text:style-name="P1">Noise</text:p>
          <draw:enhanced-geometry svg:viewBox="0 0 21600 21600" draw:type="rectangle" draw:enhanced-path="M 0 0 L 21600 0 21600 21600 0 21600 0 0 Z N"/>
        </draw:custom-shape>
        <draw:custom-shape draw:style-name="gr12" draw:text-style-name="P1" xml:id="id40" draw:id="id40" draw:layer="layout" svg:width="0.762cm" svg:height="0.762cm" draw:transform="rotate (-1.5707963267949) translate (5.572cm 9.1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3.667cm" svg:y1="9.509cm" svg:x2="4.81cm" svg:y2="9.509cm" draw:start-shape="id39" draw:start-glue-point="1" draw:end-shape="id40" draw:end-glue-point="7" svg:d="M3667 9509h1143" svg:viewBox="0 0 1144 1">
          <text:p/>
        </draw:connector>
        <draw:frame draw:style-name="gr9" draw:text-style-name="P4" draw:layer="layout" svg:width="1.806cm" svg:height="0.721cm" svg:x="4.429cm" svg:y="9.763cm">
          <draw:text-box>
            <text:p><text:span text:style-name="T1">Drift</text:span></text:p>
          </draw:text-box>
        </draw:frame>
        <draw:line draw:style-name="gr6" draw:text-style-name="P3" draw:layer="layout" svg:x1="5.572cm" svg:y1="9.509cm" svg:x2="6.969cm" svg:y2="9.509cm">
          <text:p/>
        </draw:line>
        <draw:line draw:style-name="gr8" draw:text-style-name="P3" draw:layer="layout" svg:x1="6.969cm" svg:y1="9.509cm" svg:x2="8.366cm" svg:y2="10.906cm">
          <text:p/>
        </draw:line>
        <draw:frame draw:style-name="gr14" draw:text-style-name="P4" draw:layer="layout" svg:width="1.806cm" svg:height="1.661cm" svg:x="18.145cm" svg:y="18.77cm">
          <draw:text-box>
            <text:p><text:span text:style-name="T1">Cut</text:span></text:p>
            <text:p><text:span text:style-name="T1">Res</text:span></text:p>
            <text:p><text:span text:style-name="T1">Sat</text:span></text:p>
          </draw:text-box>
        </draw:frame>
        <draw:frame draw:style-name="gr14" draw:text-style-name="P4" draw:layer="layout" svg:width="5.489cm" svg:height="0.721cm" svg:x="8.592cm" svg:y="18.78cm">
          <draw:text-box>
            <text:p><text:span text:style-name="T1">Semi, Cent, Overtone, Slope, PW</text:span></text:p>
          </draw:text-box>
        </draw:frame>
        <draw:frame draw:style-name="gr14" draw:text-style-name="P4" draw:layer="layout" svg:width="3.88cm" svg:height="0.721cm" svg:x="8.366cm" svg:y="13.741cm">
          <draw:text-box>
            <text:p><text:span text:style-name="T1">Semi, Cent, Slope, PW</text:span></text:p>
          </draw:text-box>
        </draw:frame>
        <draw:frame draw:style-name="gr9" draw:text-style-name="P4" draw:layer="layout" svg:width="2.754cm" svg:height="1.191cm" svg:x="9.93cm" svg:y="6.159cm">
          <draw:text-box>
            <text:p><text:span text:style-name="T1">Freq, Shape,</text:span></text:p>
            <text:p><text:span text:style-name="T1">LFOType, Tempo</text:span></text:p>
          </draw:text-box>
        </draw:frame>
        <draw:frame draw:style-name="gr9" draw:text-style-name="P4" draw:layer="layout" svg:width="3.076cm" svg:height="0.721cm" svg:x="29.575cm" svg:y="13.614cm">
          <draw:text-box>
            <text:p><text:span text:style-name="T1">Semi, Cent, Gain</text:span></text:p>
          </draw:text-box>
        </draw:frame>
        <draw:frame draw:style-name="gr9" draw:text-style-name="P4" draw:layer="layout" svg:width="3.076cm" svg:height="0.721cm" svg:x="29.575cm" svg:y="16.748cm">
          <draw:text-box>
            <text:p><text:span text:style-name="T1">Semi, Cent, Gain</text:span></text:p>
          </draw:text-box>
        </draw:frame>
        <draw:frame draw:style-name="gr9" draw:text-style-name="P4" draw:layer="layout" svg:width="3.237cm" svg:height="0.721cm" svg:x="22.59cm" svg:y="13.741cm">
          <draw:text-box>
            <text:p><text:span text:style-name="T1">A, D, S, R, Curve</text:span></text:p>
          </draw:text-box>
        </draw:frame>
        <draw:frame draw:style-name="gr9" draw:text-style-name="P4" draw:layer="layout" svg:width="3.076cm" svg:height="0.721cm" svg:x="29.575cm" svg:y="13.615cm">
          <draw:text-box>
            <text:p><text:span text:style-name="T1">Semi, Cent, Gain</text:span></text:p>
          </draw:text-box>
        </draw:frame>
        <draw:custom-shape draw:style-name="gr7" draw:text-style-name="P1" xml:id="id43" draw:id="id43" draw:layer="layout" svg:width="3.81cm" svg:height="1.27cm" svg:x="34.655cm" svg:y="14.335cm">
          <text:p text:style-name="P1">Filter Envelop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37cm" svg:height="0.721cm" svg:x="34.655cm" svg:y="13.573cm">
          <draw:text-box>
            <text:p><text:span text:style-name="T1">A, D, S, R, Curve</text:span></text:p>
          </draw:text-box>
        </draw:frame>
        <draw:g xml:id="id41" draw:id="id41">
          <draw:custom-shape draw:style-name="gr5" draw:text-style-name="P1" draw:layer="layout" svg:width="0.762cm" svg:height="0.762cm" svg:x="33.004cm" svg:y="1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33.131cm" svg:y1="18.145cm" svg:x2="33.639cm" svg:y2="18.145cm">
            <text:p/>
          </draw:line>
          <draw:line draw:style-name="gr6" draw:text-style-name="P3" draw:layer="layout" svg:x1="33.385cm" svg:y1="17.891cm" svg:x2="33.385cm" svg:y2="18.399cm">
            <text:p/>
          </draw:line>
        </draw:g>
        <draw:connector draw:style-name="gr8" draw:text-style-name="P3" draw:layer="layout" svg:x1="32.115cm" svg:y1="18.145cm" svg:x2="33.004cm" svg:y2="18.145cm" draw:start-shape="id24" draw:start-glue-point="1" draw:end-shape="id41" draw:end-glue-point="3" svg:d="M32115 18145h889" svg:viewBox="0 0 890 1">
          <text:p/>
        </draw:connector>
        <draw:connector draw:style-name="gr8" draw:text-style-name="P3" draw:layer="layout" svg:x1="32.115cm" svg:y1="14.97cm" svg:x2="33.385cm" svg:y2="17.764cm" draw:start-shape="id25" draw:start-glue-point="1" draw:end-shape="id41" draw:end-glue-point="0" svg:d="M32115 14970h1270v2794" svg:viewBox="0 0 1271 2795">
          <text:p/>
        </draw:connector>
        <draw:custom-shape draw:style-name="gr12" draw:text-style-name="P1" xml:id="id42" draw:id="id42" draw:layer="layout" svg:width="0.762cm" svg:height="0.762cm" draw:transform="rotate (-1.5707963267949) translate (36.941cm 17.7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33.766cm" svg:y1="18.145cm" svg:x2="36.179cm" svg:y2="18.145cm" draw:start-shape="id41" draw:start-glue-point="1" draw:end-shape="id42" draw:end-glue-point="7" svg:d="M33766 18145h2413" svg:viewBox="0 0 2414 1">
          <text:p/>
        </draw:connector>
        <draw:connector draw:style-name="gr8" draw:text-style-name="P3" draw:layer="layout" svg:x1="36.56cm" svg:y1="15.605cm" svg:x2="36.56cm" svg:y2="17.954cm" draw:start-shape="id43" draw:start-glue-point="2" draw:end-shape="id42" draw:end-glue-point="5" svg:d="M36560 15605v2349" svg:viewBox="0 0 1 2350">
          <text:p/>
        </draw:connector>
        <draw:line draw:style-name="gr8" draw:text-style-name="P3" draw:layer="layout" svg:x1="36.941cm" svg:y1="18.145cm" svg:x2="39.1cm" svg:y2="18.145cm">
          <text:p/>
        </draw:line>
        <draw:frame draw:style-name="gr9" draw:text-style-name="P4" draw:layer="layout" svg:width="1.95cm" svg:height="0.721cm" svg:x="35.544cm" svg:y="18.526cm">
          <draw:text-box>
            <text:p><text:span text:style-name="T1">Gain.Gain</text:span></text:p>
          </draw:text-box>
        </draw:frame>
        <draw:frame draw:style-name="gr13" draw:text-style-name="P8" draw:layer="layout" svg:width="1.772cm" svg:height="0.878cm" svg:x="38.973cm" svg:y="17.648cm">
          <draw:text-box>
            <text:p>Output</text:p>
          </draw:text-box>
        </draw:frame>
        <draw:frame draw:style-name="gr9" draw:text-style-name="P4" draw:layer="layout" svg:width="2.272cm" svg:height="1.191cm" svg:x="24.495cm" svg:y="24.32cm">
          <draw:text-box>
            <text:p><text:span text:style-name="T1">Mod2.Attack</text:span></text:p>
            <text:p><text:span text:style-name="T1">Mod2.Curve</text:span></text:p>
          </draw:text-box>
        </draw:frame>
      </draw:page>
      <draw:page draw:name="page2" draw:style-name="dp1" draw:master-page-name="Default">
        <draw:custom-shape draw:style-name="gr12" draw:text-style-name="P1" draw:layer="layout" svg:width="0.762cm" svg:height="0.762cm" draw:transform="rotate (-3.14159265358979) translate (3.159cm 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1" draw:layer="layout" svg:width="0.762cm" svg:height="0.762cm" svg:x="4.937cm" svg:y="0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5.064cm" svg:y1="0.619cm" svg:x2="5.572cm" svg:y2="0.619cm">
            <text:p/>
          </draw:line>
          <draw:line draw:style-name="gr6" draw:text-style-name="P3" draw:layer="layout" svg:x1="5.318cm" svg:y1="0.365cm" svg:x2="5.318cm" svg:y2="0.873cm">
            <text:p/>
          </draw:line>
        </draw:g>
        <draw:custom-shape draw:style-name="gr3" draw:text-style-name="P2" draw:layer="layout" svg:width="0.254cm" svg:height="0.254cm" svg:x="3.921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62cm" svg:height="0.762cm" draw:transform="rotate (-3.14159265358979) translate (3.159cm 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JP1" svg:font-family="'Noto Sans Mono CJK JP'" style:font-adornments="Regular" style:font-family-generic="roman" style:font-pitch="variable"/>
    <style:font-face style:name="Noto Sans Mono CJK JP Regular1" svg:font-family="'Noto Sans Mono CJK JP Regular'" style:font-family-generic="roman" style:font-pitch="variable"/>
    <style:font-face style:name="Noto Sans Mono CJK JP Regular3" svg:font-family="'Noto Sans Mono CJK JP Regular'" style:font-adornments="Regular" style:font-family-generic="roman" style:font-pitch="variable"/>
    <style:font-face style:name="Noto Sans Mono CJK JP3" svg:font-family="'Noto Sans Mono CJK JP'" style:font-family-generic="swiss" style:font-pitch="variable"/>
    <style:font-face style:name="Noto Sans Mono CJK JP2" svg:font-family="'Noto Sans Mono CJK JP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4" svg:font-family="'Noto Sans Mono CJK JP Regular'" style:font-family-generic="system" style:font-pitch="variable"/>
    <style:font-face style:name="Noto Sans Mono CJK JP Regular5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2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2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3" fo:font-family="'Noto Sans Mono CJK JP'" style:font-family-generic="swiss" style:font-pitch="variable" fo:font-size="12pt" style:font-name-asian="Noto Sans Mono CJK JP3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2" fo:font-family="'Noto Sans Mono CJK JP'" style:font-style-name="Regular" style:font-family-generic="swiss" style:font-pitch="variable" fo:font-size="12pt" style:font-name-asian="Noto Sans Mono CJK JP3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7T17:12:46.957000000</meta:creation-date>
    <meta:editing-duration>PT2H14M34S</meta:editing-duration>
    <meta:editing-cycles>212</meta:editing-cycles>
    <meta:generator>LibreOffice/6.3.4.2$Windows_X86_64 LibreOffice_project/60da17e045e08f1793c57c00ba83cdfce946d0aa</meta:generator>
    <dc:title>A4_Landscape</dc:title>
    <dc:date>2020-01-07T19:29:02.106000000</dc:date>
    <meta:document-statistic meta:object-count="189"/>
    <meta:template xlink:type="simple" xlink:actuate="onRequest" xlink:title="A4_Landscape" xlink:href="../../AppData/Roaming/LibreOffice/4/user/template/A4_Landscape.otg" meta:date="2020-01-07T17:12:46.891000000"/>
  </office:meta>
</office:document-meta>
</file>